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F4000001F4FC890035480A889E.png" manifest:media-type="image/png"/>
  <manifest:file-entry manifest:full-path="Pictures/100000000000000800000008E6E6CCDEAD4CD268.png" manifest:media-type="image/png"/>
  <manifest:file-entry manifest:full-path="Pictures/10000201000001C4000001B3C7853A2D7637A9E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24242" draw:fill="solid" draw:fill-color="#6a1b9a" draw:fill-hatch-solid="false" draw:textarea-horizontal-align="justify" draw:textarea-vertical-align="middle" draw:auto-grow-height="false" fo:min-height="8.75cm" fo:min-width="12.5cm" draw:shadow="visible" draw:shadow-offset-x="0.2cm" draw:shadow-offset-y="0.2cm" draw:shadow-color="#1c1c1c"/>
    </style:style>
    <style:style style:name="gr2" style:family="graphic" style:parent-style-name="standard">
      <style:graphic-properties svg:stroke-color="#212121" draw:fill="solid" draw:fill-color="#ff1744" draw:textarea-horizontal-align="justify" draw:textarea-vertical-align="middle" draw:auto-grow-height="false" fo:min-height="1.872cm" fo:min-width="1.622cm" draw:shadow="visible" draw:shadow-offset-x="0.1cm" draw:shadow-offset-y="0.1cm" draw:shadow-color="#1c1c1c"/>
    </style:style>
    <style:style style:name="gr3" style:family="graphic" style:parent-style-name="standard">
      <style:graphic-properties svg:stroke-color="#212121" draw:fill="solid" draw:fill-color="#355269" draw:textarea-horizontal-align="justify" draw:textarea-vertical-align="middle" draw:auto-grow-height="false" fo:min-height="2.29cm" fo:min-width="1.976cm" draw:shadow="visible" draw:shadow-offset-x="0.1cm" draw:shadow-offset-y="0.1cm" draw:shadow-color="#1c1c1c"/>
    </style:style>
    <style:style style:name="gr4" style:family="graphic" style:parent-style-name="standard">
      <style:graphic-properties svg:stroke-color="#000000" draw:fill="bitmap" draw:fill-image-name="Bitmap_20_1" style:repeat="repeat" draw:textarea-horizontal-align="justify" draw:textarea-vertical-align="middle" draw:auto-grow-height="false" fo:min-height="3.75cm" fo:min-width="4.5cm" draw:shadow="visible" draw:shadow-offset-x="0.2cm" draw:shadow-offset-y="0.2cm" draw:shadow-color="#1c1c1c"/>
    </style:style>
    <style:style style:name="gr5" style:family="graphic" style:parent-style-name="standard">
      <style:graphic-properties draw:fill="solid" draw:fill-color="#2196f3" draw:textarea-horizontal-align="justify" draw:textarea-vertical-align="middle" draw:auto-grow-height="false" fo:min-height="3.55cm" fo:min-width="3.6cm"/>
      <style:paragraph-properties style:writing-mode="lr-tb"/>
    </style:style>
    <style:style style:name="gr6" style:family="graphic" style:parent-style-name="standard">
      <style:graphic-properties svg:stroke-color="#000000" draw:fill="solid" draw:fill-color="#fdd835" draw:textarea-horizontal-align="justify" draw:textarea-vertical-align="middle" draw:auto-grow-height="false" fo:min-height="0.458cm" fo:min-width="0.208cm"/>
    </style:style>
    <style:style style:name="gr7" style:family="graphic" style:parent-style-name="objectwithoutfill">
      <style:graphic-properties svg:stroke-width="0.2cm" svg:stroke-color="#000000" draw:marker-start-width="0.5cm" draw:marker-end="Symmetric_20_Arrow" draw:marker-end-width="0.8cm" svg:stroke-linecap="round" draw:fill="solid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svg:stroke-color="#000000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8.3cm" text:animation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767cm" text:animation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3.177cm" text:animation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597cm" text:animation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3.736cm" text:animation="none"/>
      <style:paragraph-properties style:writing-mode="lr-tb"/>
    </style:style>
    <style:style style:name="P1" style:family="paragraph">
      <loext:graphic-properties draw:fill="solid" draw:fill-color="#6a1b9a" draw:fill-hatch-solid="false"/>
      <style:paragraph-properties fo:text-align="center"/>
    </style:style>
    <style:style style:name="P2" style:family="paragraph">
      <loext:graphic-properties draw:fill="solid" draw:fill-color="#ff1744"/>
      <style:paragraph-properties fo:text-align="center"/>
    </style:style>
    <style:style style:name="P3" style:family="paragraph">
      <loext:graphic-properties draw:fill="solid" draw:fill-color="#355269"/>
      <style:paragraph-properties fo:text-align="center"/>
    </style:style>
    <style:style style:name="P4" style:family="paragraph">
      <loext:graphic-properties draw:fill="bitmap" draw:fill-image-name="Bitmap_20_1" style:repeat="repeat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32pt" style:font-size-asian="32pt" style:font-size-complex="32pt"/>
    </style:style>
    <style:style style:name="P6" style:family="paragraph">
      <loext:graphic-properties draw:fill="solid" draw:fill-color="#2196f3"/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44pt" style:font-size-asian="44pt" style:font-size-complex="44pt"/>
    </style:style>
    <style:style style:name="P8" style:family="paragraph">
      <loext:graphic-properties draw:fill="solid" draw:fill-color="#2196f3"/>
      <style:paragraph-properties fo:text-align="center" style:writing-mode="lr-tb"/>
      <style:text-properties fo:font-size="44pt" style:font-size-asian="44pt" style:font-size-complex="44pt"/>
    </style:style>
    <style:style style:name="P9" style:family="paragraph">
      <loext:graphic-properties draw:fill="solid" draw:fill-color="#fdd835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afafa" style:font-name="Nimbus Sans1" fo:font-size="32pt" style:font-size-asian="32pt" style:font-size-complex="32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Nimbus Sans1" fo:font-size="36pt" style:font-size-asian="36pt" style:font-size-complex="36pt"/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Nimbus Sans1" fo:font-size="22pt" style:font-size-asian="22pt" style:font-size-complex="22pt"/>
    </style:style>
    <style:style style:name="P1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Nimbus Sans1" fo:font-size="18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Nimbus Sans1" fo:font-size="28pt" style:font-size-asian="28pt" style:font-size-complex="28pt"/>
    </style:style>
    <style:style style:name="T1" style:family="text">
      <style:text-properties fo:color="#fafafa" style:font-name="Nimbus Sans1" fo:font-size="28pt" style:font-size-asian="28pt" style:font-size-complex="28pt"/>
    </style:style>
    <style:style style:name="T2" style:family="text">
      <style:text-properties fo:color="#fafafa" style:font-name="Nimbus Sans1" fo:font-size="32pt" style:font-size-asian="32pt" style:font-size-complex="32pt"/>
    </style:style>
    <style:style style:name="T3" style:family="text">
      <style:text-properties fo:color="#fafafa" style:font-name="Nimbus Sans1" fo:font-size="36pt" style:font-size-asian="36pt" style:font-size-complex="36pt"/>
    </style:style>
    <style:style style:name="T4" style:family="text">
      <style:text-properties fo:color="#fafafa" style:font-name="Nimbus Sans1" fo:font-size="22pt" style:font-size-asian="22pt" style:font-size-complex="22pt"/>
    </style:style>
    <style:style style:name="T5" style:family="text">
      <style:text-properties fo:color="#fafafa" style:font-name="Nimbus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9cm" svg:x="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3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3.59cm" svg:x="2.5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4cm" svg:x="12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cm" svg:height="3.8cm" svg:x="8.6cm" svg:y="8.1cm">
          <text:p text:style-name="P5"><text:span text:style-name="T1">Kinect</text:span></text:p>
          <text:p text:style-name="P5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cm" svg:height="3.8cm" svg:x="16.4cm" svg:y="8.1cm">
          <text:p text:style-name="P7"><text:span text:style-name="T1">Transfer</text:span></text:p>
          <text:p text:style-name="P7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cm" svg:height="1cm" svg:x="1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5cm" svg:y1="8.4cm" svg:x2="8.6cm" svg:y2="9.1cm">
          <text:p/>
        </draw:line>
        <draw:line draw:style-name="gr7" draw:text-style-name="P10" draw:layer="layout" svg:x1="5.7cm" svg:y1="12.4cm" svg:x2="8.6cm" svg:y2="10.7cm">
          <text:p/>
        </draw:line>
        <draw:line draw:style-name="gr8" draw:text-style-name="P10" draw:layer="layout" svg:x1="12.7cm" svg:y1="9.9cm" svg:x2="14cm" svg:y2="9.9cm">
          <text:p/>
        </draw:line>
        <draw:line draw:style-name="gr8" draw:text-style-name="P10" draw:layer="layout" svg:x1="15cm" svg:y1="9.9cm" svg:x2="16.4cm" svg:y2="9.9cm">
          <text:p/>
        </draw:line>
        <draw:line draw:style-name="gr8" draw:text-style-name="P10" draw:layer="layout" svg:x1="14.5cm" svg:y1="9.4cm" svg:x2="14.5cm" svg:y2="5.4cm">
          <text:p/>
        </draw:line>
        <draw:line draw:style-name="gr7" draw:text-style-name="P10" draw:layer="layout" svg:x1="20.6cm" svg:y1="10.2cm" svg:x2="23.4cm" svg:y2="11cm">
          <text:p/>
        </draw:line>
        <draw:frame draw:style-name="gr9" draw:text-style-name="P11" draw:layer="layout" svg:width="1.9cm" svg:height="1.829cm" svg:x="14.6cm" svg:y="2cm">
          <draw:image xlink:href="Pictures/10000201000001C4000001B3C7853A2D7637A9E8.png" xlink:type="simple" xlink:show="embed" xlink:actuate="onLoad" loext:mime-type="image/png">
            <text:p/>
          </draw:image>
        </draw:frame>
        <draw:frame draw:style-name="gr9" draw:text-style-name="P11" draw:layer="layout" svg:width="1.899cm" svg:height="1.899cm" svg:x="12.501cm" svg:y="2.1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10" draw:text-style-name="P12" draw:layer="layout" svg:width="8.8cm" svg:height="2.503cm" svg:x="8.2cm" svg:y="12.462cm">
          <draw:text-box>
            <text:p><text:span text:style-name="T2">LiveScanServer</text:span></text:p>
          </draw:text-box>
        </draw:frame>
        <draw:frame draw:style-name="gr11" draw:text-style-name="P14" draw:layer="layout" svg:width="2.267cm" svg:height="1.521cm" svg:x="23.6cm" svg:y="11.014cm">
          <draw:text-box>
            <text:p text:style-name="P13"><text:span text:style-name="T3">UE</text:span></text:p>
          </draw:text-box>
        </draw:frame>
        <draw:frame draw:style-name="gr12" draw:text-style-name="P15" draw:layer="layout" svg:width="3.677cm" svg:height="1.801cm" svg:x="2.403cm" svg:y="12.999cm">
          <draw:text-box>
            <text:p text:style-name="P13"><text:span text:style-name="T4">LiveScan</text:span></text:p>
            <text:p text:style-name="P13"><text:span text:style-name="T4">Client</text:span></text:p>
          </draw:text-box>
        </draw:frame>
        <draw:frame draw:style-name="gr13" draw:text-style-name="P16" draw:layer="layout" svg:width="3.097cm" svg:height="1.521cm" svg:x="1.9cm" svg:y="7.8cm">
          <draw:text-box>
            <text:p text:style-name="P13"><text:span text:style-name="T5">LiveScan</text:span></text:p>
            <text:p text:style-name="P13"><text:span text:style-name="T5">Client</text:span></text:p>
          </draw:text-box>
        </draw:frame>
        <draw:frame draw:style-name="gr14" draw:text-style-name="P17" draw:layer="layout" svg:width="4.236cm" svg:height="1.945cm" svg:x="12.1cm" svg:y="4.1cm">
          <draw:text-box>
            <text:p text:style-name="P13"><text:span text:style-name="T1">OpenGL</text:span></text:p>
          </draw:text-box>
        </draw:frame>
        <draw:custom-shape draw:style-name="gr3" draw:text-style-name="P3" draw:layer="layout" svg:width="3.5cm" svg:height="3.59cm" svg:x="1.22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3.677cm" svg:height="1.801cm" svg:x="1.123cm" svg:y="7.199cm">
          <draw:text-box>
            <text:p text:style-name="P13"><text:span text:style-name="T4">LiveScan</text:span></text:p>
            <text:p text:style-name="P13"><text:span text:style-name="T4">Cli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E6E6CCDEAD4CD26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3:43:39.228055448</meta:creation-date>
    <dc:date>2020-05-14T19:39:37.909223504</dc:date>
    <meta:editing-duration>PT33M7S</meta:editing-duration>
    <meta:editing-cycles>5</meta:editing-cycles>
    <meta:generator>LibreOffice/6.4.3.2$Linux_X86_64 LibreOffice_project/40$Build-2</meta:generator>
    <meta:document-statistic meta:object-count="22"/>
  </office:meta>
</office:document-meta>
</file>